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65cm" fo:break-before="auto" style:use-optimal-row-height="true"/>
    </style:style>
    <style:style style:name="ro7" style:family="table-row">
      <style:table-row-properties style:row-height="1.40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3, C97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,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,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,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,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,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,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,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,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,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6, C60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,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,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,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5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,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,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,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,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,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,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,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7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,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,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,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,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,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,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,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,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,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3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,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,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,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,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,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,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9, C54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,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,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,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0, C98 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,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,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,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,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,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5, C53, C56, C70, C71, C80, C82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>
            <text:p>0,010 €</text:p>
          </table:table-cell>
          <table:table-cell table:style-name="ce114" table:formula="of:=[.B18]" office:value-type="float" office:value="7">
            <text:p>7</text:p>
          </table:table-cell>
          <table:table-cell table:style-name="ce130" table:formula="of:=[.Z18]*[.AA18]" office:value-type="float" office:value="0.07273">
            <text:p>0,073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7">
            <text:p>7</text:p>
          </table:table-cell>
          <table:table-cell table:style-name="ce130" table:formula="of:=IF([.$AC18]=&quot;Yes&quot;; [.AB18];&quot;&quot;)" office:value-type="float" office:value="0.07273">
            <text:p>0,073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>
            <text:p>0,629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1.258">
            <text:p>1,258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1.258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5, C76, C77, C78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,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,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,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,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,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,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,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,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9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,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,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,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,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,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,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1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,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,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,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107">
            <text:p>0,021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4214">
            <text:p>0,042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4214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,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,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,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,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,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,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,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4, <text:s/>C85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,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,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,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,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,159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20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,026 €</text:p>
          </table:table-cell>
          <table:table-cell table:style-name="ce114" table:formula="of:=[.B29]" office:value-type="float" office:value="5">
            <text:p>5</text:p>
          </table:table-cell>
          <table:table-cell table:style-name="ce130" table:formula="of:=[.Z29]*[.AA29]" office:value-type="float" office:value="0.13225">
            <text:p>0,132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,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,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,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,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,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>
            <text:p>0,3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0.31">
            <text:p>0,3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0.31">
            <text:p>0,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6" office:value-type="float" office:value="1.01">
            <text:p>1,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,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,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,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>
            <text:p>1,0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1.01">
            <text:p>1,0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1.01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,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,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,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,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,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,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,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,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,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,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,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,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,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,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,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,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,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,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,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,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,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,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,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,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,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,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,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,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,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,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,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,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,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,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,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,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,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,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,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,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,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,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,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,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,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,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,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,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,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,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,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,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,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,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,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,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,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,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,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,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,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,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,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,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,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,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,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49">
            <text:p>2,49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49">
            <text:p>2,49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49">
            <text:p>2,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,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,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,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,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,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,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,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,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,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,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,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,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,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,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,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,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,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,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,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,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,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,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,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,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,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,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,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,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,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,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,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,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,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,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,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,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,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,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,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,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,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,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,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,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,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,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,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,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,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,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,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,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,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,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,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,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,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,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,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,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,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,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,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,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,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,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,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,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,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,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,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,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,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,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,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,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,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,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,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,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,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,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,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,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,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,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,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,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,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,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,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,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,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,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,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,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,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,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,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,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,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,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,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,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,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,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,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,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,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,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,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,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,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,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,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,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,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,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,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,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,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,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,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,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,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,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,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,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,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,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,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,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,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,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,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,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,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,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4, R110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,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,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,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9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,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6">
            <text:p>0,012 €</text:p>
          </table:table-cell>
          <table:table-cell table:style-name="ce114" table:formula="of:=[.B86]" office:value-type="float" office:value="2">
            <text:p>2</text:p>
          </table:table-cell>
          <table:table-cell table:style-name="ce130" table:formula="of:=[.Z86]*[.AA86]" office:value-type="float" office:value="0.0232">
            <text:p>0,023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2">
            <text:p>2</text:p>
          </table:table-cell>
          <table:table-cell table:style-name="ce130" table:formula="of:=IF([.$AC86]=&quot;Yes&quot;; [.AB86];&quot;&quot;)" office:value-type="float" office:value="0.0232">
            <text:p>0,023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7">
            <text:p>77</text:p>
          </table:table-cell>
          <table:table-cell office:value-type="float" office:value="8">
            <text:p>8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54, R84, R87, R97, R99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8">
            <text:p>8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,012 €</text:p>
          </table:table-cell>
          <table:table-cell table:style-name="ce114" table:formula="of:=[.B87]" office:value-type="float" office:value="8">
            <text:p>8</text:p>
          </table:table-cell>
          <table:table-cell table:style-name="ce130" table:formula="of:=[.Z87]*[.AA87]" office:value-type="float" office:value="0.0936">
            <text:p>0,094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8">
            <text:p>8</text:p>
          </table:table-cell>
          <table:table-cell table:style-name="ce130" table:formula="of:=IF([.$AC87]=&quot;Yes&quot;; [.AB87];&quot;&quot;)" office:value-type="float" office:value="0.0936">
            <text:p>0,09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0, R36, R70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3">
            <text:p>3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>
            <text:p>0,012 €</text:p>
          </table:table-cell>
          <table:table-cell table:style-name="ce114" table:formula="of:=[.B88]" office:value-type="float" office:value="3">
            <text:p>3</text:p>
          </table:table-cell>
          <table:table-cell table:style-name="ce130" table:formula="of:=[.Z88]*[.AA88]" office:value-type="float" office:value="0.0351">
            <text:p>0,035</text:p>
          </table:table-cell>
          <table:table-cell table:style-name="ce138" office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78">
            <text:p>78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60, R6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,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,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,02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1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,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,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79">
            <text:p>79</text:p>
          </table:table-cell>
          <table:table-cell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,022 €</text:p>
          </table:table-cell>
          <table:table-cell table:style-name="ce114" table:formula="of:=[.B91]" office:value-type="float" office:value="10">
            <text:p>10</text:p>
          </table:table-cell>
          <table:table-cell table:style-name="ce130" table:formula="of:=[.Z91]*[.AA91]" office:value-type="float" office:value="0.2234">
            <text:p>0,223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0">
            <text:p>10</text:p>
          </table:table-cell>
          <table:table-cell table:style-name="ce130" table:formula="of:=IF([.$AC91]=&quot;Yes&quot;; [.AB91];&quot;&quot;)" office:value-type="float" office:value="0.2234">
            <text:p>0,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6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,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,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0">
            <text:p>80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7, R52, R62, R66, R71, R86, R93, R98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,002 €</text:p>
          </table:table-cell>
          <table:table-cell table:style-name="ce114" table:formula="of:=[.B93]" office:value-type="float" office:value="16">
            <text:p>16</text:p>
          </table:table-cell>
          <table:table-cell table:style-name="ce130" table:formula="of:=[.Z93]*[.AA93]" office:value-type="float" office:value="0.032">
            <text:p>0,032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6">
            <text:p>16</text:p>
          </table:table-cell>
          <table:table-cell table:style-name="ce130" table:formula="of:=IF([.$AC93]=&quot;Yes&quot;; [.AB93];&quot;&quot;)" office:value-type="float" office:value="0.032">
            <text:p>0,03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8, R94, R107, R108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4">
            <text:p>4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,002 €</text:p>
          </table:table-cell>
          <table:table-cell table:style-name="ce114" table:formula="of:=[.B94]" office:value-type="float" office:value="4">
            <text:p>4</text:p>
          </table:table-cell>
          <table:table-cell table:style-name="ce130" table:formula="of:=[.Z94]*[.AA94]" office:value-type="float" office:value="0.008">
            <text:p>0,008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,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,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2">
            <text:p>8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,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,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,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,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,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,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,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,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,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,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715">
            <text:p>0,072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715">
            <text:p>0,072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4">
            <text:p>8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,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,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,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,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,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,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,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,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,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,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,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,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99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14" office:value-type="string">
            <text:p>CRGCQ2010J15R </text:p>
          </table:table-cell>
          <table:table-cell table:style-name="ce45" office:value-type="float" office:value="0.0761">
            <text:p>0,0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910CT-ND 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2010FK-0715RL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4428</text:p>
          </table:table-cell>
          <table:table-cell table:style-name="ce14" office:value-type="string">
            <text:p>RK73HW2HTTE15R0F</text:p>
          </table:table-cell>
          <table:table-cell table:style-name="ce71" office:value-type="float" office:value="0.061">
            <text:p>0,06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201007J0150T4E</text:p>
          </table:table-cell>
          <table:table-cell table:style-name="ce45" office:value-type="float" office:value="0.02453">
            <text:p>0,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0" table:formula="of:=IF([.B101]&lt;&gt;&quot;&quot;;MIN([.H101];[.K101];[.N101];[.R101];[.U101]);&quot;&quot;)" office:value-type="currency" office:currency="EUR" office:value="0.02453">
            <text:p>0,025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4906">
            <text:p>0,049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4906">
            <text:p>0,049</text:p>
          </table:table-cell>
          <table:table-cell table:number-columns-repeated="992"/>
        </table:table-row>
        <table:table-row table:style-name="ro7">
          <table:table-cell table:style-name="ce3" table:formula="of:=[.A101]+1" office:value-type="float" office:value="87">
            <text:p>8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,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,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,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,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,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,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,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,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2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,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,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,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53</text:p>
          </table:table-cell>
          <table:table-cell table:style-name="ce14" office:value-type="string">
            <text:p>2447578</text:p>
          </table:table-cell>
          <table:table-cell table:style-name="ce14" office:value-type="string">
            <text:p>MCWR08X1602FTL</text:p>
          </table:table-cell>
          <table:table-cell table:style-name="ce45" office:value-type="float" office:value="0.062">
            <text:p>0,06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16KL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920</text:p>
          </table:table-cell>
          <table:table-cell table:style-name="ce14" office:value-type="string">
            <text:p>CRCW080516K0FKEA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602T5E</text:p>
          </table:table-cell>
          <table:table-cell table:style-name="ce45" office:value-type="float" office:value="0.01476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>
            <text:p>0,01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2952">
            <text:p>0,03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2952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0">
            <text:p>9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5, R46</text:p>
            <text:p/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6" office:value-type="float" office:value="0.0248">
            <text:p>0,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,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,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,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,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,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1">
            <text:p>91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4, R35, R82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5" office:value-type="float" office:value="0.01244">
            <text:p>0,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>
            <text:p>0,012 €</text:p>
          </table:table-cell>
          <table:table-cell table:style-name="ce114" table:formula="of:=[.B107]" office:value-type="float" office:value="7">
            <text:p>7</text:p>
          </table:table-cell>
          <table:table-cell table:style-name="ce130" table:formula="of:=[.Z107]*[.AA107]" office:value-type="float" office:value="0.08708">
            <text:p>0,087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7">
            <text:p>7</text:p>
          </table:table-cell>
          <table:table-cell table:style-name="ce130" table:formula="of:=IF([.$AC107]=&quot;Yes&quot;; [.AB107];&quot;&quot;)" office:value-type="float" office:value="0.08708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64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,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,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5" office:value-type="float" office:value="0.276">
            <text:p>0,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,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5" office:value-type="float" office:value="0.10543">
            <text:p>0,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,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,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6" office:value-type="float" office:value="1.13">
            <text:p>1,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,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,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,080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95">
            <text:p>95</text:p>
          </table:table-cell>
          <table:table-cell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,010 €</text:p>
          </table:table-cell>
          <table:table-cell table:style-name="ce114" table:formula="of:=[.B111]" office:value-type="float" office:value="3">
            <text:p>3</text:p>
          </table:table-cell>
          <table:table-cell table:style-name="ce130" table:formula="of:=[.Z111]*[.AA111]" office:value-type="float" office:value="0.0291">
            <text:p>0,02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3">
            <text:p>3</text:p>
          </table:table-cell>
          <table:table-cell table:style-name="ce130" table:formula="of:=IF([.$AC111]=&quot;Yes&quot;; [.AB111];&quot;&quot;)" office:value-type="float" office:value="0.0291">
            <text:p>0,02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95, R114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>
            <text:p>0,010 €</text:p>
          </table:table-cell>
          <table:table-cell table:style-name="ce114" table:formula="of:=[.B112]" office:value-type="float" office:value="3">
            <text:p>3</text:p>
          </table:table-cell>
          <table:table-cell table:style-name="ce130" table:formula="of:=[.Z112]*[.AA112]" office:value-type="float" office:value="0.0291">
            <text:p>0,029</text:p>
          </table:table-cell>
          <table:table-cell table:style-name="ce138" office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6">
            <text:p>96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>
            <text:p>0,00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09">
            <text:p>0,009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09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113]+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5, R76, R79, R85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,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,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,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3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,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,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98">
            <text:p>9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<text:s/>R43, R63, R6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,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,060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4">
            <text:p>4</text:p>
          </table:table-cell>
          <table:table-cell table:style-name="ce130" table:formula="of:=IF([.$AC116]=&quot;Yes&quot;; [.AB116];&quot;&quot;)" office:value-type="float" office:value="0.06">
            <text:p>0,0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, R90, R100, R105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>
            <text:p>0,015 €</text:p>
          </table:table-cell>
          <table:table-cell table:style-name="ce114" table:formula="of:=[.B117]" office:value-type="float" office:value="4">
            <text:p>4</text:p>
          </table:table-cell>
          <table:table-cell table:style-name="ce130" table:formula="of:=[.Z117]*[.AA117]" office:value-type="float" office:value="0.06">
            <text:p>0,060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9, R91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,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,01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2">
            <text:p>2</text:p>
          </table:table-cell>
          <table:table-cell table:style-name="ce130" table:formula="of:=IF([.$AC118]=&quot;Yes&quot;; [.AB118];&quot;&quot;)" office:value-type="float" office:value="0.0188">
            <text:p>0,01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3, R103, R112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,009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82">
            <text:p>0,028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0">
            <text:p>10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6" office:value-type="float" office:value="0.01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>
            <text:p>0,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2">
            <text:p>0,020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2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92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,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,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1]+1" office:value-type="float" office:value="102">
            <text:p>10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6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,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,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,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,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,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,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6" office:value-type="float" office:value="0.827">
            <text:p>0,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,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,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,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,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5" office:value-type="float" office:value="0.408">
            <text:p>0,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,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1" office:value-type="float" office:value="0.352">
            <text:p>0,352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,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,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5" office:value-type="string">
            <text:p><text:span text:style-name="T3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>
            <text:p>1,0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03">
            <text:p>1,03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>
            <text:p>1,03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4" office:value-type="string">
            <text:p><text:span text:style-name="T4">THT</text:span><text:span text:style-name="T5">; Pluggable Terminal </text:span><text:span text:style-name="T5">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14" office:value-type="string">
            <text:p>CTB932HD/5</text:p>
          </table:table-cell>
          <table:table-cell table:style-name="ce45" office:value-type="float" office:value="0.373">
            <text:p>0,37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2772-ND</text:p>
          </table:table-cell>
          <table:table-cell table:style-name="ce71" office:value-type="float" office:value="1.01">
            <text:p>1,0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91322110005</text:p>
          </table:table-cell>
          <table:table-cell table:style-name="ce71" office:value-type="float" office:value="1">
            <text:p>1,0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4-6642</text:p>
          </table:table-cell>
          <table:table-cell table:style-name="ce14" office:value-type="string">
            <text:p>691322110005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>
            <text:p>0,373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73">
            <text:p>0,373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,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,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,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,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,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,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,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,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,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6" office:value-type="float" office:value="0.124">
            <text:p>0,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,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,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,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5" office:value-type="float" office:value="0.929">
            <text:p>0,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,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1" office:value-type="float" office:value="1">
            <text:p>1,00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,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,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2">
            <text:p>1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SZ5230BT1G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ZD4</text:p>
          </table:table-cell>
          <table:table-cell table:style-name="ce15" office:value-type="string">
            <text:p>1431272</text:p>
          </table:table-cell>
          <table:table-cell table:style-name="ce25" office:value-type="string">
            <text:p>MMSZ5230BT1G</text:p>
          </table:table-cell>
          <table:table-cell table:style-name="ce46" office:value-type="float" office:value="0.177">
            <text:p>0,17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SZ5230BT1GOSCT-ND </text:p>
          </table:table-cell>
          <table:table-cell table:style-name="ce72" office:value-type="float" office:value="0.148">
            <text:p>0,1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SZ5230B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45-3033</text:p>
          </table:table-cell>
          <table:table-cell table:style-name="ce88" office:value-type="string">
            <text:p>MMSZ5230BT1G</text:p>
          </table:table-cell>
          <table:table-cell table:style-name="ce72" office:value-type="float" office:value="0.173">
            <text:p>0,173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MMSZ5230BT1G</text:p>
          </table:table-cell>
          <table:table-cell table:style-name="ce46" office:value-type="float" office:value="0.0326">
            <text:p>0,033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>
            <text:p>0,033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326">
            <text:p>0,033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2])" office:value-type="float" office:value="18">
            <text:p>18</text:p>
          </table:table-cell>
          <table:table-cell table:style-name="ce106" table:formula="of:=SUM([.X4:.X132])" office:value-type="float" office:value="262">
            <text:p>262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6.27698">
            <text:p>66,28 €</text:p>
          </table:table-cell>
          <table:table-cell/>
          <table:table-cell table:style-name="ce106" table:formula="of:=SUM([.AD4:.AD132])" office:value-type="float" office:value="11">
            <text:p>11</text:p>
          </table:table-cell>
          <table:table-cell table:style-name="ce106" table:formula="of:=SUM([.AE4:.AE132])" office:value-type="float" office:value="208">
            <text:p>208</text:p>
          </table:table-cell>
          <table:table-cell table:style-name="ce131" table:formula="of:=SUM([.AF4:.AF132])" office:value-type="currency" office:currency="EUR" office:value="56.02539">
            <text:p>56,03 €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,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>
            <text:p>0,024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.0241">
            <text:p>0,024</text:p>
          </table:table-cell>
          <table:table-cell table:style-name="ce138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,000 €</text:p>
          </table:table-cell>
          <table:table-cell table:style-name="ce114" table:formula="of:=[.B138]" office:value-type="float" office:value="5">
            <text:p>5</text:p>
          </table:table-cell>
          <table:table-cell table:style-name="ce130" table:formula="of:=[.Z138]*[.AA138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4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,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,01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,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,000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">
            <text:p>0,000</text:p>
          </table:table-cell>
          <table:table-cell table:style-name="ce138" office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,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,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9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>
            <text:p>0,07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446">
            <text:p>0,145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446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,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,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,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,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,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,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,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8/D7985B</text:p>
          </table:table-cell>
          <table:table-cell table:style-name="ce45" office:value-type="float" office:value="0.01777">
            <text:p>0,01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777">
            <text:p>0,018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8885">
            <text:p>0,089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8885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>
            <text:p>0,010 €</text:p>
          </table:table-cell>
          <table:table-cell table:style-name="ce114" table:formula="of:=[.B151]" office:value-type="float" office:value="3">
            <text:p>3</text:p>
          </table:table-cell>
          <table:table-cell table:style-name="ce130" table:formula="of:=[.Z151]*[.AA151]" office:value-type="float" office:value="0.03">
            <text:p>0,030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03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,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>
            <text:p>0,152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304">
            <text:p>0,304</text:p>
          </table:table-cell>
          <table:table-cell table:style-name="ce114" office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,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,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,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,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,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>
            <text:p>15,65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15.65">
            <text:p>15,65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15.65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>
            <text:p>0,26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0.26">
            <text:p>0,26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0.26">
            <text:p>0,26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9069">
            <text:p>18,89 €</text:p>
          </table:table-cell>
          <table:table-cell table:number-columns-repeated="3"/>
          <table:table-cell table:style-name="ce131" table:formula="of:=SUM([.AF146:.AF154])" office:value-type="currency" office:currency="EUR" office:value="18.58669">
            <text:p>18,59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10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,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8]*[.AA158]" office:value-type="float" office:value="8.82882882882883">
            <text:p>8,829</text:p>
          </table:table-cell>
          <table:table-cell table:style-name="ce114" office:value-type="string">
            <text:p>Yes</text:p>
          </table:table-cell>
          <table:table-cell table:style-name="ce104" table:formula="of:=IF([.$AC158]=&quot;Yes&quot;; [.W158];&quot;&quot;)" office:value-type="float" office:value="0">
            <text:p>0</text:p>
          </table:table-cell>
          <table:table-cell table:style-name="ce104" table:formula="of:=IF([.$AC158]=&quot;Yes&quot;; [.X158];&quot;&quot;)" office:value-type="float" office:value="0">
            <text:p>0</text:p>
          </table:table-cell>
          <table:table-cell table:style-name="ce130" table:formula="of:=IF([.$AC158]=&quot;Yes&quot;; [.AB158];&quot;&quot;)" office:value-type="float" office:value="8.82882882882883">
            <text:p>8,829</text:p>
          </table:table-cell>
          <table:table-cell table:number-columns-repeated="992"/>
        </table:table-row>
        <table:table-row table:style-name="ro8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>
            <text:p>8,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>
            <text:p>8,83 €</text:p>
          </table:table-cell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3]+[.AB155]+[.AB159]" office:value-type="currency" office:currency="EUR" office:value="93.9964988288288">
            <text:p>94,00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3]+[.AF155]+[.AF159]" office:value-type="currency" office:currency="EUR" office:value="83.4409088288288">
            <text:p>83,44 €</text:p>
          </table:table-cell>
          <table:table-cell table:number-columns-repeated="992"/>
        </table:table-row>
        <table:table-row table:style-name="ro11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1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3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7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28.11.2019</text:date>, <text:time>14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11-2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1-28T14:24:49</dc:date>
    <meta:editing-cycles>3396</meta:editing-cycles>
    <meta:editing-duration>P17DT21H31M9S</meta:editing-duration>
    <meta:generator>OpenOffice/4.1.6$Unix OpenOffice.org_project/416m1$Build-9790</meta:generator>
    <dc:creator>Denis Kotlar</dc:creator>
    <meta:document-statistic meta:table-count="1" meta:cell-count="44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